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language="ru" fo:country="RU" style:font-size-asian="12pt" style:font-size-complex="12pt"/>
    </style:style>
    <style:style style:name="P3" style:family="paragraph" style:parent-style-name="Standard">
      <style:text-properties fo:font-size="18pt" fo:language="ru" fo:country="RU" style:font-size-asian="18pt" style:font-size-complex="18pt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Standard">
      <style:text-properties fo:language="en" fo:country="US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istmas Dino</text:p>
      <text:p text:style-name="Standard"/>
      <text:p text:style-name="Standard"><text:span text:style-name="T3">Игра гугл динозаврик со своими особенностями и фишками.</text:span><text:line-break/><text:line-break/><text:span text:style-name="T1">Применённые технологии</text:span></text:p>
      <text:p text:style-name="P1"/>
      <text:p text:style-name="P6"><text:span text:style-name="T4">Cristmas dino</text:span> —<text:span text:style-name="T3"> это </text:span>2D игра <text:span text:style-name="T3">в жанре ранер, созданная с помощью библиотеки </text:span>pygame<text:span text:style-name="T3">.</text:span></text:p>
      <text:p text:style-name="P4"/>
      <text:p text:style-name="P4">При запуске программы открывается главное меню, откуда можно выйти в настройки, статистику, свободную игру и уровни.</text:p>
      <text:p text:style-name="P4"/>
      <text:p text:style-name="P6"><text:span text:style-name="T3">Использованные библиотеки:<text:line-break/></text:span>os —<text:span text:style-name="T3"> для загрузки изображений<text:line-break/></text:span>sys – <text:span text:style-name="T3">для завершения работы<text:line-break/></text:span>pygame – <text:span text:style-name="T3">для интерфейса и т. д.<text:line-break/>r</text:span>andom – <text:span text:style-name="T3">для случайного создания препятствий в свободном режиме.</text:span></text:p>
      <text:p text:style-name="P6"><text:span text:style-name="T3"/></text:p>
      <text:p text:style-name="P6"><text:span text:style-name="T3">При стандартном (не изменённом) управлении:<text:line-break/>Пробел — заставляет персонажа прыгнуть<text:line-break/></text:span>Shift – <text:span text:style-name="T3">заставляет персонажа лечь</text:span></text:p>
      <text:p text:style-name="Standard"/>
      <text:p text:style-name="P3">Запуск</text:p>
      <text:p text:style-name="P3"/>
      <text:p text:style-name="P4">Программу можно запустить двумя способами:<text:line-break/>1. Запустить файл <text:span text:style-name="T2">main.py<text:line-break/></text:span>2. Запустить файл <text:span text:style-name="T2">main.exe </text:span>(пока что отсутствует)</text:p>
      <text:p text:style-name="P4"/>
      <text:p text:style-name="P3">Использование</text:p>
      <text:p text:style-name="P3"/>
      <text:p text:style-name="P2">После запуска откроется окно. </text:p>
      <text:p text:style-name="P2"/>
      <text:p text:style-name="P2">Можно зайти в настройки (левый верхний угол) и изменить управление. Чтобы вернуться на главный экран нужно нажать <text:span text:style-name="T2">Esc.</text:span></text:p>
      <text:p text:style-name="P8"/>
      <text:p text:style-name="P2">Можно зайти в статистику (правый верхний угол) и посмотреть ваш лучший, средний и худший результат, сумму очков, а так же количество игр. При этом учитываются только забеги в свободном режиме.</text:p>
      <text:p text:style-name="P2"/>
      <text:p text:style-name="P2">Можно зайти в свободный режим (левая кнопка по центру). В нём персонаж бежит бесконечно, пока не заденет «кактус» или «птерадактеля». Препятствия так же появляются бесконечно и двигаются с «игровой скоростью» пока не дойдут до края экрана, а потом удаляются. При этом скорость игры увеличивается со временем. Можно выйти в любой момент, нажав <text:span text:style-name="T2">Esc. </text:span>При этом результат забега не сохраниться. После «смерти» персонажа высвечивается окно со счётом и лучшим результатом. После этого можно возродиться, нажав на пробел.</text:p>
      <text:p text:style-name="P2"/>
      <text:p text:style-name="P2">Режим уровней пока что отсутству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9M9S</meta:editing-duration>
    <meta:editing-cycles>16</meta:editing-cycles>
    <meta:generator>OpenOffice/4.1.15$Win32 OpenOffice.org_project/4115m2$Build-9813</meta:generator>
    <dc:date>2024-01-15T14:51:02.61</dc:date>
    <dc:creator>матвей буди</dc:creator>
    <meta:document-statistic meta:table-count="0" meta:image-count="0" meta:object-count="0" meta:page-count="1" meta:paragraph-count="14" meta:word-count="236" meta:character-count="1611"/>
    <meta:user-defined meta:name="Info 1"/>
    <meta:user-defined meta:name="Info 2"/>
    <meta:user-defined meta:name="Info 3"/>
    <meta:user-defined meta:name="Info 4"/>
  </office:meta>
</office:document-meta>
</file>